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3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2" draw:layer="layout" svg:width="25.4cm" svg:height="4.321cm" svg:x="1.27cm" svg:y="9.525cm" presentation:class="subtitle" presentation:user-transformed="true">
          <draw:text-box>
            <text:p text:style-name="P1"><text:span text:style-name="T1">Node.js: a ten minute intro</text:span></text:p>
          </draw:text-box>
        </draw:frame>
        <draw:frame presentation:style-name="pr2" draw:text-style-name="P3" draw:layer="layout" svg:width="14.605cm" svg:height="5.715cm" svg:x="6.35cm" svg:y="12.7cm">
          <draw:text-box>
            <text:p text:style-name="P1"><text:span text:style-name="T2">Addison Higham</text:span></text:p>
            <text:p text:style-name="P1"><text:span text:style-name="T2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s" presentation:presentation-page-layout-name="AL2T1" xml:id="id1" draw:id="id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why it's awesom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locking I/O is not awesome</text:p>
                <text:list>
                  <text:list-item>
                    <text:p><text:s/>To get concurrency (more users), we have to use threading, which has lots of overhead</text:p>
                  </text:list-item>
                  <text:list-item>
                    <text:p>Lots of workaround to 'pure' threading, but they are complicated and not free</text:p>
                  </text:list-item>
                </text:list>
              </text:list-item>
              <text:list-item>
                <text:p>Node never does blocking I/O, ever, which is awesome</text:p>
                <text:list>
                  <text:list-item>
                    <text:p>No need to spawn off threads!</text:p>
                  </text:list-item>
                  <text:list-item>
                    <text:p>'Evented' I/O has little overhead</text:p>
                  </text:list-item>
                  <text:list-item>
                    <text:p>Its simple, no complicated tricks to get good performance</text:p>
                  </text:list-item>
                </text:list>
              </text:list-item>
              <text:list-item>
                <text:p>Node is just javascript, nothing fancy</text:p>
                <text:list>
                  <text:list-item>
                    <text:p>The web runs on javascript, awesome code reuse!</text:p>
                  </text:list-item>
                </text:list>
              </text:list-item>
              <text:list-item>
                <text:p>Node has a vibrant community</text:p>
                <text:list>
                  <text:list-item>
                    <text:p>Only about 2 years old, yet 3,000 packages, 600 people in IRC, and 5,500 people on the mailing list. Innovative solutions to lots of problems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an exampl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et's pretend we are writing a webapp that queries a db to get a filename, reads the file from the disk, and then sends the file.</text:p>
                <text:p><text:span text:style-name="T3">php - 'classic' way of doing things</text:span></text:p>
                <text:p><text:span text:style-name="T4">1 <text:s/>$filename = db.query('SELECT ...');</text:span></text:p>
                <text:p><text:span text:style-name="T4">2 <text:s/>$data = readfile($filename);</text:span></text:p>
                <text:p><text:span text:style-name="T4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To support all of these threads, we are constantly context switching, which is expens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>
          <draw:text-box>
            <text:p text:style-name="P5">getting your async 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3">javascript - async I/O via callbacks</text:span></text:p>
                <text:p><text:span text:style-name="T4">1</text:span><text:span text:style-name="T4"><text:tab/></text:span><text:span text:style-name="T4">db.query('SELECT ...',function(filename) {</text:span></text:p>
                <text:p><text:span text:style-name="T4">2</text:span><text:span text:style-name="T4"><text:tab/></text:span><text:span text:style-name="T4"><text:tab/></text:span><text:span text:style-name="T4">readfile(filename, function(data) { </text:span></text:p>
                <text:p><text:span text:style-name="T4">3 </text:span><text:span text:style-name="T4"><text:tab/></text:span><text:span text:style-name="T4"><text:tab/></text:span><text:span text:style-name="T4"><text:tab/></text:span><text:span text:style-name="T4">sendfile(data);</text:span></text:p>
                <text:p><text:span text:style-name="T4">4 <text:s/></text:span><text:span text:style-name="T4"><text:tab/></text:span><text:span text:style-name="T4">});</text:span></text:p>
                <text:p><text:span text:style-name="T4">5</text:span><text:span text:style-name="T4"><text:tab/></text:span><text:span text:style-name="T4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event loop, no context switching!</text:p>
                  </text:list-item>
                  <text:list-item>
                    <text:p>We get awesome performance and better resource utilizatio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s" presentation:presentation-page-layout-name="AL2T1" xml:id="id2" draw:id="id2">
        <draw:frame presentation:style-name="pr7" draw:text-style-name="P5" draw:layer="layout" svg:width="25.199cm" svg:height="3.506cm" svg:x="1.4cm" svg:y="0.837cm" presentation:class="title">
          <draw:text-box>
            <text:p text:style-name="P5">hello world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 <text:s/>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the best of the bes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Socket.io (socket.io) – websockets that you can use right now</text:p>
                  </text:list-item>
                  <text:list-item>
                    <text:p>Dnode (github.com/substack/dnode) – async rpc for server and browser</text:p>
                  </text:list-item>
                  <text:list-item>
                    <text:p>Jsdom (github.com/tmpvar/jsdom) – javascript DOM, headless unit testing</text:p>
                  </text:list-item>
                  <text:list-item>
                    <text:p>Plus lots more, you can find a package for most anything, search.npmjs.o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 text:style-name="P5">where to go from here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stall it! <text:a xlink:href="http://nodejs.org/">http://nodejs.org</text:a></text:p>
                <text:list>
                  <text:list-item>
                    <text:p>Best support on linux, but windows support is building</text:p>
                  </text:list-item>
                </text:list>
              </text:list-item>
              <text:list-item>
                <text:p>Get npm</text:p>
                <text:list>
                  <text:list-item>
                    <text:p><text:span text:style-name="T4">curl http://npmjs.org/install.sh | sh</text:span></text:p>
                  </text:list-item>
                  <text:list-item>
                    <text:p><text:span text:style-name="T6">Windows not yet supported, try this for now </text:span><text:span text:style-name="T6"><text:a xlink:href="https://github.com/japj/ryppi">https://github.com/japj/ryppi</text:a></text:span></text:p>
                  </text:list-item>
                </text:list>
              </text:list-item>
              <text:list-item>
                <text:p><text:span text:style-name="T7">Get help</text:span></text:p>
                <text:list>
                  <text:list-item>
                    <text:p><text:span text:style-name="T7">IRC - #node.js on freenode – addisonj is my handle</text:span></text:p>
                  </text:list-item>
                  <text:list-item>
                    <text:p><text:span text:style-name="T7">Mailing lists - </text:span><text:span text:style-name="T7"><text:a xlink:href="http://groups.google.com/group/nodejs">http://groups.google.com/group/nodejs</text:a></text:span></text:p>
                  </text:list-item>
                  <text:list-item>
                    <text:p><text:span text:style-name="T7">Meetup? - I am trying to start a node.js group here, you are all welcome to attend, if you are interested, leave me your email.</text:span></text:p>
                  </text:list-item>
                </text:list>
              </text:list-item>
              <text:list-item>
                <text:p><text:span text:style-name="T6">Do something cool</text:span></text:p>
              </text:list-item>
              <text:list-item>
                <text:p><text:span text:style-name="T6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0cm" fo:margin-right="0cm" fo:margin-top="0cm" fo:margin-bottom="0.1cm" fo:text-indent="0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5312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9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style-name="Mgr3" draw:text-style-name="MP4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" style:page-layout-name="PM1" draw:style-name="Mdp2">
      <draw:frame draw:style-name="Mgr3" draw:text-style-name="MP4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8:51:17</meta:creation-date>
    <meta:editing-duration>PT6H26M57S</meta:editing-duration>
    <meta:editing-cycles>3</meta:editing-cycles>
    <dc:date>2011-08-10T16:54:34</dc:date>
    <dc:creator>Addison Higham</dc:creator>
    <meta:generator>LibreOffice/3.3$Unix LibreOffice_project/330m19$Build-202</meta:generator>
    <meta:document-statistic meta:object-count="73"/>
  </office:meta>
</office:document-meta>
</file>